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he STM32F407VG is part of the STM32 family of microcontrollers, which are widely used in embedded systems and IoT applications. Here are some reasons why it can be a good choice:</text:p>
      <text:p text:style-name="Standard"/>
      <text:p text:style-name="Standard">1. Performance:</text:p>
      <text:p text:style-name="Standard"><text:s text:c="3"/>- The STM32F407VG features a Cortex-M4 core with floating-point unit (FPU), providing good processing power for handling various tasks in a parking management system.</text:p>
      <text:p text:style-name="Standard"/>
      <text:p text:style-name="Standard">2. Peripheral Integration:</text:p>
      <text:p text:style-name="Standard"><text:s text:c="3"/>- The board comes with a variety of integrated peripherals, including GPIO pins, USART, SPI, I2C, and more. These peripherals are essential for interfacing with sensors, communication modules, and other components in an IoT system.</text:p>
      <text:p text:style-name="Standard"/>
      <text:p text:style-name="Standard">3. Connectivity:</text:p>
      <text:p text:style-name="Standard"><text:s text:c="3"/>- The board supports various communication interfaces, making it easy to integrate IoT connectivity modules such as Wi-Fi or Ethernet for communication with a central server or cloud platform.</text:p>
      <text:p text:style-name="Standard"/>
      <text:p text:style-name="Standard">4. Development Environment:</text:p>
      <text:p text:style-name="Standard"><text:s text:c="3"/>- STM32CubeIDE, the official integrated development environment for STM32 microcontrollers, provides a user-friendly environment for code development, debugging, and flashing firmware to the board.</text:p>
      <text:p text:style-name="Standard"/>
      <text:p text:style-name="Standard">5. Community Support:</text:p>
      <text:p text:style-name="Standard"><text:s text:c="3"/>- The STM32 family has a large and active community, which means you can find a wealth of resources, tutorials, and community support when working with the STM32F407VG Discovery board.</text:p>
      <text:p text:style-name="Standard"/>
      <text:p text:style-name="Standard">6. Expansion Capabilities:</text:p>
      <text:p text:style-name="Standard"><text:s text:c="3"/>- The STM32F407VG Discovery board has expansion headers and additional peripherals, allowing you to connect external modules or sensors to enhance the functionality of your parking management system.</text:p>
      <text:p text:style-name="Standard"/>
      <text:p text:style-name="Standard">When implementing a Smart Car Parking Management System using IoT, consider integrating additional components such as ultrasonic sensors for vehicle detection, IoT modules for connectivity, and a central server or cloud platform for data storage and management. Make sure to address security considerations, such as secure communication protocols and data encryption, especially when dealing with IoT applications.</text:p>
      <text:p text:style-name="Standard"/>
      <text:p text:style-name="Standard">Before starting your project, it's recommended to review the specific requirements of your parking management system and assess whether the STM32F407VG Discovery board meets those needs. Additionally, consider the availability of IoT platforms, cloud services, or protocols that align with your project goa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23:37:02.055792044</meta:creation-date>
    <dc:date>2023-11-22T23:39:26.331665167</dc:date>
    <meta:editing-duration>PT2M25S</meta:editing-duration>
    <meta:editing-cycles>1</meta:editing-cycles>
    <meta:document-statistic meta:table-count="0" meta:image-count="0" meta:object-count="0" meta:page-count="1" meta:paragraph-count="15" meta:word-count="317" meta:character-count="2221" meta:non-whitespace-character-count="1900"/>
    <meta:generator>LibreOffice/7.3.7.2$Linux_X86_64 LibreOffice_project/30$Build-2</meta:generator>
  </office:meta>
</office:document-meta>
</file>